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KIX Barcode" svg:font-family="'KIX Barcode'"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Bold" svg:font-family="Verdana-Bold" style:font-family-generic="system" style:font-pitch="variable"/>
  </office:font-face-decls>
  <office:automatic-styles>
    <style:style style:name="Table1" style:family="table">
      <style:table-properties style:width="6.316in" fo:margin-left="-0.075in" fo:margin-top="0in" fo:margin-bottom="0in" table:align="left" style:writing-mode="lr-tb"/>
    </style:style>
    <style:style style:name="Table1.A" style:family="table-column">
      <style:table-column-properties style:column-width="2.5792in"/>
    </style:style>
    <style:style style:name="Table1.B" style:family="table-column">
      <style:table-column-properties style:column-width="3.375in"/>
    </style:style>
    <style:style style:name="Table1.C" style:family="table-column">
      <style:table-column-properties style:column-width="0.0313in"/>
    </style:style>
    <style:style style:name="Table1.D" style:family="table-column">
      <style:table-column-properties style:column-width="0.330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1.6625in"/>
    </style:style>
    <style:style style:name="Table2.B" style:family="table-column">
      <style:table-column-properties style:column-width="1.366in"/>
    </style:style>
    <style:style style:name="Table2.C" style:family="table-column">
      <style:table-column-properties style:column-width="1.959in"/>
    </style:style>
    <style:style style:name="Table2.D" style:family="table-column">
      <style:table-column-properties style:column-width="1.6632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0.0069in solid #00000a">
        <style:background-image/>
      </style:table-cell-properties>
    </style:style>
    <style:style style:name="Table3" style:family="table">
      <style:table-properties style:width="6.5in" fo:margin-left="-0.075in" fo:margin-top="0in" fo:margin-bottom="0in" table:align="left" style:writing-mode="lr-tb"/>
    </style:style>
    <style:style style:name="Table3.A" style:family="table-column">
      <style:table-column-properties style:column-width="0.9174in"/>
    </style:style>
    <style:style style:name="Table3.B" style:family="table-column">
      <style:table-column-properties style:column-width="1.9757in"/>
    </style:style>
    <style:style style:name="Table3.C" style:family="table-column">
      <style:table-column-properties style:column-width="1.0201in"/>
    </style:style>
    <style:style style:name="Table3.D" style:family="table-column">
      <style:table-column-properties style:column-width="1.0104in"/>
    </style:style>
    <style:style style:name="Table3.E" style:family="table-column">
      <style:table-column-properties style:column-width="1.5764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3674in" fo:margin-left="0.425in" fo:margin-top="0in" fo:margin-bottom="0in" table:align="left" style:writing-mode="lr-tb"/>
    </style:style>
    <style:style style:name="Table4.A" style:family="table-column">
      <style:table-column-properties style:column-width="6.367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736in" fo:margin-left="-0.075in" fo:margin-top="0in" fo:margin-bottom="0in" table:align="left" style:writing-mode="lr-tb"/>
    </style:style>
    <style:style style:name="Table5.A" style:family="table-column">
      <style:table-column-properties style:column-width="2.1972in"/>
    </style:style>
    <style:style style:name="Table5.B" style:family="table-column">
      <style:table-column-properties style:column-width="4.2764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5965in" fo:margin-left="-0.075in" fo:margin-top="0in" fo:margin-bottom="0in" table:align="left" style:writing-mode="lr-tb"/>
    </style:style>
    <style:style style:name="Table6.A" style:family="table-column">
      <style:table-column-properties style:column-width="2.1986in"/>
    </style:style>
    <style:style style:name="Table6.C" style:family="table-column">
      <style:table-column-properties style:column-width="2.1993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P1" style:family="paragraph" style:parent-style-name="Standard">
      <style:paragraph-properties style:line-height-at-least="0in" fo:text-align="end" style:justify-single-word="false"/>
      <style:text-properties fo:font-size="6pt" fo:language="en" fo:country="GB" style:font-size-asian="6pt" style:font-size-complex="6pt"/>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text-properties style:font-name="Calibri" fo:font-size="11pt" fo:language="en" fo:country="GB" style:font-size-asian="11pt" style:language-asian="en" style:country-asian="US" style:font-size-complex="11pt"/>
    </style:style>
    <style:style style:name="P5" style:family="paragraph" style:parent-style-name="Standard">
      <style:text-properties style:font-name="Calibri" fo:font-size="11pt" fo:language="en" fo:country="GB" fo:font-weight="bold" style:font-size-asian="11pt" style:language-asian="en" style:country-asian="US" style:font-weight-asian="bold" style:font-size-complex="11pt"/>
    </style:style>
    <style:style style:name="P6" style:family="paragraph" style:parent-style-name="Standard">
      <style:paragraph-properties fo:text-align="justify" style:justify-single-word="false"/>
      <style:text-properties style:font-name="Calibri" fo:font-size="11pt" fo:language="en" fo:country="GB" fo:font-weight="bold" style:font-size-asian="11pt" style:language-asian="en" style:country-asian="US" style:font-weight-asian="bold" style:font-size-complex="11pt"/>
    </style:style>
    <style:style style:name="P7" style:family="paragraph" style:parent-style-name="Standard">
      <style:text-properties style:font-name="Calibri" fo:font-size="11pt" fo:language="en" fo:country="GB" fo:font-style="italic" style:font-size-asian="11pt" style:language-asian="en" style:country-asian="US" style:font-style-asian="italic" style:font-size-complex="11pt"/>
    </style:style>
    <style:style style:name="P8" style:family="paragraph" style:parent-style-name="Standard">
      <style:text-properties style:font-name="Calibri" fo:font-size="11pt" fo:language="en" fo:country="US" style:font-size-asian="11pt" style:language-asian="en" style:country-asian="US" style:font-size-complex="11pt"/>
    </style:style>
    <style:style style:name="P9" style:family="paragraph" style:parent-style-name="Standard">
      <style:text-properties style:font-name="Calibri" fo:font-size="11pt" style:font-size-asian="11pt" style:language-asian="en" style:country-asian="US" style:font-size-complex="11pt"/>
    </style:style>
    <style:style style:name="P10" style:family="paragraph" style:parent-style-name="Standard">
      <style:text-properties fo:color="#0033cc" fo:language="en" fo:country="GB"/>
    </style:style>
    <style:style style:name="P11" style:family="paragraph" style:parent-style-name="Footer">
      <style:paragraph-properties fo:line-height="100%"/>
    </style:style>
    <style:style style:name="P12" style:family="paragraph" style:parent-style-name="Standard">
      <style:paragraph-properties fo:margin-left="0.25in" fo:margin-right="0in" fo:text-indent="0in" style:auto-text-indent="false"/>
      <style:text-properties fo:language="en" fo:country="GB"/>
    </style:style>
    <style:style style:name="P13" style:family="paragraph" style:parent-style-name="BUL01">
      <style:paragraph-properties fo:margin-left="0.25in" fo:margin-right="0in" fo:text-indent="0in" style:auto-text-indent="false"/>
    </style:style>
    <style:style style:name="P14" style:family="paragraph" style:parent-style-name="List_20_Paragraph">
      <style:paragraph-properties fo:margin-left="0in" fo:margin-right="0in" fo:text-indent="0in" style:auto-text-indent="false"/>
      <style:text-properties style:font-name="Calibri" fo:font-size="11pt" style:font-size-asian="11pt" style:language-asian="en" style:country-asian="US" style:font-size-complex="11pt"/>
    </style:style>
    <style:style style:name="P15" style:family="paragraph" style:parent-style-name="List_20_Paragraph">
      <style:paragraph-properties fo:margin-left="0in" fo:margin-right="0in" fo:text-indent="0in" style:auto-text-indent="false"/>
      <style:text-properties style:font-name="Calibri" fo:font-size="11pt" fo:language="en" fo:country="GB" style:font-size-asian="11pt" style:language-asian="en" style:country-asian="US" style:font-size-complex="11pt"/>
    </style:style>
    <style:style style:name="P16" style:family="paragraph" style:parent-style-name="BUL01">
      <style:paragraph-properties fo:margin-left="0in" fo:margin-right="0in" fo:text-indent="0in" style:auto-text-indent="false"/>
    </style:style>
    <style:style style:name="P17" style:family="paragraph" style:parent-style-name="Stijl1">
      <style:text-properties style:font-name="Calibri" fo:font-size="11pt" fo:language="en" fo:country="US" style:font-size-asian="11pt" style:language-asian="en" style:country-asian="US" style:font-size-complex="11pt"/>
    </style:style>
    <style:style style:name="P18" style:family="paragraph" style:parent-style-name="Stijl1">
      <style:paragraph-properties>
        <style:tab-stops>
          <style:tab-stop style:position="3.15in" style:type="center"/>
          <style:tab-stop style:position="6.3in" style:type="right"/>
        </style:tab-stops>
      </style:paragraph-properties>
      <style:text-properties style:font-name="Calibri" fo:font-size="11pt" fo:language="en" fo:country="US" style:font-size-asian="11pt" style:language-asian="en" style:country-asian="US" style:font-size-complex="11pt"/>
    </style:style>
    <style:style style:name="P19" style:family="paragraph" style:parent-style-name="Stijl1">
      <style:text-properties style:font-name="Calibri" fo:font-size="11pt" fo:language="en" fo:country="US" fo:font-weight="bold" style:font-size-asian="11pt" style:language-asian="en" style:country-asian="US" style:font-weight-asian="bold" style:font-size-complex="11pt"/>
    </style:style>
    <style:style style:name="P20" style:family="paragraph" style:parent-style-name="Stijl1">
      <style:paragraph-properties fo:margin-left="0.0925in" fo:margin-right="0in" fo:text-indent="0.1575in" style:auto-text-indent="false"/>
    </style:style>
    <style:style style:name="P21" style:family="paragraph" style:parent-style-name="Toelichting">
      <style:paragraph-properties fo:margin-left="0.4075in" fo:margin-right="0in" fo:text-indent="0.0654in" style:auto-text-indent="false"/>
    </style:style>
    <style:style style:name="P22" style:family="paragraph" style:parent-style-name="Toelichting">
      <style:paragraph-properties fo:margin-left="0.5in" fo:margin-right="0in" fo:text-indent="0in" style:auto-text-indent="false"/>
    </style:style>
    <style:style style:name="P23" style:family="paragraph" style:parent-style-name="Toelichting">
      <style:paragraph-properties fo:margin-left="0.4728in" fo:margin-right="0in" fo:text-indent="0in" style:auto-text-indent="false"/>
    </style:style>
    <style:style style:name="P24" style:family="paragraph" style:parent-style-name="BUL01">
      <style:text-properties fo:color="#4f81bd" style:language-asian="en" style:country-asian="US" style:font-size-complex="11pt"/>
    </style:style>
    <style:style style:name="P25" style:family="paragraph" style:parent-style-name="BUL01">
      <style:paragraph-properties fo:margin-left="0.5in" fo:margin-right="0in" fo:text-indent="0.0417in" style:auto-text-indent="false"/>
      <style:text-properties fo:color="#0033cc"/>
    </style:style>
    <style:style style:name="P26" style:family="paragraph" style:parent-style-name="No_20_Spacing">
      <style:text-properties style:font-name="Calibri" style:language-asian="en" style:country-asian="US"/>
    </style:style>
    <style:style style:name="P27" style:family="paragraph" style:parent-style-name="No_20_Spacing">
      <style:text-properties style:font-name="Calibri" fo:font-size="11pt" fo:language="en" fo:country="US" style:font-size-asian="11pt" style:language-asian="en" style:country-asian="US" style:font-size-complex="11pt"/>
    </style:style>
    <style:style style:name="P28" style:family="paragraph" style:parent-style-name="No_20_Spacing">
      <style:text-properties style:font-name="Calibri" fo:font-size="8.5pt" fo:language="en" fo:country="GB" style:font-size-asian="8.5pt" style:language-asian="en" style:country-asian="US" style:font-size-complex="8.5pt"/>
    </style:style>
    <style:style style:name="P29" style:family="paragraph" style:parent-style-name="Standard">
      <style:paragraph-properties fo:margin-left="-0.5in" fo:margin-right="0in" fo:text-indent="0.5in" style:auto-text-indent="false"/>
      <style:text-properties fo:language="en" fo:country="GB"/>
    </style:style>
    <style:style style:name="P30" style:family="paragraph" style:parent-style-name="Standard" style:list-style-name="L1">
      <style:text-properties fo:language="en" fo:country="GB"/>
    </style:style>
    <style:style style:name="P31" style:family="paragraph" style:parent-style-name="Standard" style:list-style-name="L2">
      <style:text-properties fo:language="en" fo:country="GB"/>
    </style:style>
    <style:style style:name="P32" style:family="paragraph" style:parent-style-name="Standard">
      <style:paragraph-properties fo:margin-top="0.139in" fo:margin-bottom="0in" fo:keep-together="always" fo:keep-with-next="always"/>
      <style:text-properties style:font-name="Calibri" fo:font-size="11pt" fo:language="en" fo:country="GB" style:font-size-asian="11pt" style:language-asian="en" style:country-asian="US" style:font-size-complex="11pt"/>
    </style:style>
    <style:style style:name="P33" style:family="paragraph" style:parent-style-name="Standard">
      <style:paragraph-properties fo:margin-top="0.139in" fo:margin-bottom="0in" fo:keep-together="always" fo:keep-with-next="always"/>
      <style:text-properties style:font-name="Calibri" fo:font-size="11pt" style:font-size-asian="11pt" style:language-asian="en" style:country-asian="US" style:font-size-complex="11pt"/>
    </style:style>
    <style:style style:name="P34" style:family="paragraph" style:parent-style-name="Standard">
      <style:paragraph-properties fo:margin-top="0.139in" fo:margin-bottom="0in" fo:keep-together="always" fo:keep-with-next="always"/>
      <style:text-properties style:font-name="Calibri" fo:font-size="8.5pt" fo:language="en" fo:country="GB" style:font-size-asian="8.5pt" style:language-asian="en" style:country-asian="US" style:font-size-complex="8.5pt"/>
    </style:style>
    <style:style style:name="P35" style:family="paragraph" style:parent-style-name="Heading_20_1">
      <style:text-properties fo:color="#0033cc"/>
    </style:style>
    <style:style style:name="P36" style:family="paragraph" style:parent-style-name="Heading_20_2">
      <style:text-properties fo:color="#0033cc" fo:language="en" fo:country="GB"/>
    </style:style>
    <style:style style:name="P37" style:family="paragraph" style:parent-style-name="Heading_20_2">
      <style:text-properties fo:language="en" fo:country="GB"/>
    </style:style>
    <style:style style:name="P38" style:family="paragraph" style:parent-style-name="Title" style:master-page-name="First_20_Page">
      <style:paragraph-properties style:page-number="auto"/>
      <style:text-properties style:font-weight-complex="bold"/>
    </style:style>
    <style:style style:name="P39" style:family="paragraph" style:parent-style-name="List_20_Paragraph" style:list-style-name="WWNum30">
      <style:text-properties fo:language="en" fo:country="GB"/>
    </style:style>
    <style:style style:name="P40" style:family="paragraph" style:parent-style-name="Toelichting" style:list-style-name="WWNum20"/>
    <style:style style:name="P41" style:family="paragraph" style:parent-style-name="Toelichting" style:list-style-name="WWNum40"/>
    <style:style style:name="P42" style:family="paragraph" style:parent-style-name="Toelichting" style:master-page-name="Converted1">
      <style:paragraph-properties style:page-number="auto"/>
    </style:style>
    <style:style style:name="P43" style:family="paragraph" style:parent-style-name="BUL01" style:list-style-name="WWNum37"/>
    <style:style style:name="P44" style:family="paragraph" style:parent-style-name="BUL01">
      <style:paragraph-properties fo:margin-left="0in" fo:margin-right="0in" fo:text-indent="0in" style:auto-text-indent="false"/>
    </style:style>
    <style:style style:name="T1" style:family="text">
      <style:text-properties style:font-size-complex="9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position="super 58%" fo:language="en" fo:country="GB"/>
    </style:style>
    <style:style style:name="T7" style:family="text">
      <style:text-properties style:text-position="super 58%" fo:language="en" fo:country="GB" fo:font-weight="bold" style:font-weight-asian="bold"/>
    </style:style>
    <style:style style:name="T8" style:family="text">
      <style:text-properties style:text-position="super 58%" fo:font-weight="bold" style:font-weight-asian="bold"/>
    </style:style>
    <style:style style:name="T9" style:family="text">
      <style:text-properties fo:font-size="8.5pt" fo:language="en" fo:country="GB" style:font-size-asian="8.5pt" style:font-size-complex="8.5pt"/>
    </style:style>
    <style:style style:name="T10" style:family="text">
      <style:text-properties fo:font-size="8pt" style:font-size-asian="8pt" style:font-size-complex="8pt"/>
    </style:style>
    <style:style style:name="T1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GoBack"/>Concept note</text:p>
      <text:p text:style-name="Toelichting">Sustainable Development Goals Partnershipfacility </text:p>
      <text:p text:style-name="Toelichting"/>
      <text:p text:style-name="Toelichting">Through the <text:s/>Sustainable Development Goals Partnershipfacility the Dutch Ministry of Foreign Affairs and RVO aim to support Public Private Partnerships (PPP) that contribute to innovative solutions for issues related to food security and sustainable entrepreneurship in developing countries. Sustainable entrepreneurship includes the agriculture sector but also sectors such as IT, tourism, waste are within the scope of this facility. The facility is part of the efforts of the Dutch government to contribute to the SDG’s agenda of the UN. The abbreviation for the Sustainable Development Goals Partnershipfacility is ‘SDGP’.</text:p>
      <text:p text:style-name="Toelichting"/>
      <text:p text:style-name="Toelichting">SDGP has a programme-based approach, outlined in the SDGP policy framework. Next to providing a grant (SDGP-project subsidy), SDGP aims to increase the impact of the programme throughout the implementation phase with additional means. </text:p>
      <text:p text:style-name="Toelichting"/>
      <text:p text:style-name="Toelichting">The concept note is part of the first phase of the grant facility, the development phase. The development phase includes a call for ideas. This is an invitation from the Ministry of Foreign Affairs to (potential) partnerships to submit, by means of this concept note, ideas for projects that contribute to the SDGP goals. Ideas, which RVO deems to be sufficiently aligned with the policy objectives and of sufficient quality, can be facilitated in their further development towards an application (full proposal) for SDGP-project subsidy. In this case RVO will give a positive advice on the concept note. If there is no match with the SDG Partnershipfacility, we will try to link you to other relevant programmes.</text:p>
      <text:p text:style-name="Toelichting">The second phase of SDGP is the implementation phase. This phase starts if a SDGP-project-subsidy is granted to a PPP and will continue for the whole project period, with a maximum of 7 years.</text:p>
      <text:list xml:id="list7326782970632302197" text:style-name="Outline">
        <text:list-item>
          <text:h text:style-name="P35" text:outline-level="1">Process SDGP-project subsidy</text:h>
        </text:list-item>
      </text:list>
      <text:p text:style-name="Toelichting">The SDGP-project subsidy is made available in two rounds. The deadline for the first round of the full proposals is 17 December 2018. For the second round the application deadline is 16 December 2019.</text:p>
      <text:p text:style-name="Toelichting">The application process of each round consists of 6 main steps:</text:p>
      <text:p text:style-name="Toelichting"/>
      <text:list xml:id="list1409255858436226719" text:style-name="WWNum20">
        <text:list-item>
          <text:p text:style-name="P40">Submission of the concept note. Submit your concept note by filling out the digital form on the SDGP website with this concept note added as an attachment.</text:p>
        </text:list-item>
      </text:list>
      <text:p text:style-name="P21"><text:s/>Deadline for submission Concept Note for the first round is 1 October 2018. </text:p>
      <text:p text:style-name="P22">Please note that embassies are equipped with a network and knowledge on the local context, local policies and other projects / programmes funded by the Dutch Government. It is advised to contact the embassy on the project idea.</text:p>
      <text:list xml:id="list31557678" text:continue-numbering="true" text:style-name="WWNum20">
        <text:list-item>
          <text:p text:style-name="P40">Discussion on concept note with RVO.</text:p>
        </text:list-item>
        <text:list-item>
          <text:p text:style-name="P40">RVO advice on concept note.</text:p>
        </text:list-item>
        <text:list-item>
          <text:p text:style-name="P40">Submission of the full application.</text:p>
        </text:list-item>
      </text:list>
      <text:p text:style-name="P23"><text:s/>Deadline for submission of applications in the first round is <text:span text:style-name="T1">15:00 CET on </text:span>17 December 2018<text:span text:style-name="T1">; for <text:s text:c="4"/>the second round: 15:00 CET on 16 December 2019.</text:span></text:p>
      <text:list xml:id="list31575385" text:continue-numbering="true" text:style-name="WWNum20">
        <text:list-item>
          <text:p text:style-name="P40">Assessment of the applications by RVO.</text:p>
        </text:list-item>
        <text:list-item>
          <text:p text:style-name="P40">Decision on applications for the first round will be summer 2019.</text:p>
        </text:list-item>
      </text:list>
      <text:p text:style-name="Toelichting"/>
      <text:p text:style-name="Toelichting">The underlying document provides the format for the concept note and identifies important elements of the partnership and the project. After submission, the concept note will be discussed with RVO. During this discussion, attention will be paid to how well the project idea fits the development objectives of the SDGP policy framework and SDGP grant programme. Moreover, RVO will advise on how to improve the project idea in order to develop it into a high-quality application. Based on the concept note and subsequent discussion RVO will draft an advice, indicating whether the project idea is regarded feasible, how it can be improved and how to develop an official subsidy application. An advice from RVO on the project idea is mandatory to be able to apply for SDGP subsidy. However, this advice is informal, meaning that even with a negative advice it is possible to submit a full application. Full applications will be assessed by RVO based on the information provided in the application documents. </text:p>
      <text:list xml:id="list31575248" text:continue-list="list7326782970632302197" text:style-name="Outline">
        <text:list-item>
          <text:list>
            <text:list-item>
              <text:h text:style-name="P36" text:outline-level="2"><text:soft-page-break/>Further information</text:h>
            </text:list-item>
          </text:list>
        </text:list-item>
      </text:list>
      <text:p text:style-name="Toelichting">More information on the SDGP Policy Framework and the types of support that is offered can be found on the website of RVO (http://english.RVO/SDGP).</text:p>
      <text:p text:style-name="Toelichting">The application process and detailed information on the SDGP-project subsidy is also to be found at the RVO website. <text:span text:style-name="T4">It is strongly advised to read these documents first before starting the application process as they provide essential information about the SDGP-grand objectives and formal requirements.</text:span></text:p>
      <text:p text:style-name="P2"/>
      <text:list xml:id="list31580202" text:continue-numbering="true" text:style-name="Outline">
        <text:list-item>
          <text:h text:style-name="P35" text:outline-level="1">Instructions</text:h>
        </text:list-item>
      </text:list>
      <text:p text:style-name="Toelichting">Please fill out the concept note by using the format below and present the information in a concise manner. The concept note <text:span text:style-name="T4">should not exceed 10 pages</text:span>, excluding the original blue explanatory texts, in Verdana 9. <text:span text:style-name="T4">Blue texts can be deleted</text:span> after completion of the concept note.</text:p>
      <text:p text:style-name="Toelichting"/>
      <text:p text:style-name="P10">Please note that the phase of the concept note is giving partnerships the opportunity to discuss and further develop the project proposal based on the advice of RVO. It is recommended to be as complete as possible in order to receive an optimal advice. </text:p>
      <text:list xml:id="list31569359" text:continue-numbering="true" text:style-name="Outline">
        <text:list-item>
          <text:h text:style-name="Heading_20_1" text:outline-level="1">General information</text:h>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32" text:outline-level="5">Project title (provisional): </text:h>
            <text:p text:style-name="P4"/>
          </table:table-cell>
          <table:table-cell table:style-name="Table1.A1" table:number-columns-spanned="3" office:value-type="string">
            <text:p text:style-name="P8"/>
          </table:table-cell>
          <table:covered-table-cell/>
          <table:covered-table-cell/>
        </table:table-row>
        <table:table-row table:style-name="Table1.1">
          <table:table-cell table:style-name="Table1.A1" office:value-type="string">
            <text:h text:style-name="P33" text:outline-level="5"><text:span text:style-name="T2">SDGP -theme</text:span><text:span text:style-name="T6"> 1)</text:span></text:h>
          </table:table-cell>
          <table:table-cell table:style-name="Table1.A1" table:number-columns-spanned="3" office:value-type="string">
            <text:p text:style-name="P8">Efficient value chains</text:p>
          </table:table-cell>
          <table:covered-table-cell/>
          <table:covered-table-cell/>
        </table:table-row>
        <table:table-row table:style-name="Table1.1">
          <table:table-cell table:style-name="Table1.A1" office:value-type="string">
            <text:h text:style-name="P33" text:outline-level="5"><text:span text:style-name="T2">Target Country</text:span><text:span text:style-name="T6">2)</text:span></text:h>
          </table:table-cell>
          <table:table-cell table:style-name="Table1.A1" table:number-columns-spanned="3" office:value-type="string">
            <text:p text:style-name="P8">Cuba</text:p>
          </table:table-cell>
          <table:covered-table-cell/>
          <table:covered-table-cell/>
        </table:table-row>
        <table:table-row table:style-name="Table1.1">
          <table:table-cell table:style-name="Table1.A1" office:value-type="string">
            <text:h text:style-name="P34" text:outline-level="5">Name company lead partner/ applicant</text:h>
          </table:table-cell>
          <table:table-cell table:style-name="Table1.A1" table:number-columns-spanned="3" office:value-type="string">
            <text:p text:style-name="P8">GO!Commons</text:p>
          </table:table-cell>
          <table:covered-table-cell/>
          <table:covered-table-cell/>
        </table:table-row>
        <table:table-row table:style-name="Table1.1">
          <table:table-cell table:style-name="Table1.A1" table:number-rows-spanned="4" office:value-type="string">
            <text:p text:style-name="P26"><text:span text:style-name="T9">Postal address (Lead partner</text:span><text:span text:style-name="T2">/applicant</text:span><text:span text:style-name="T9">)</text:span></text:p>
          </table:table-cell>
          <table:table-cell table:style-name="Table1.A1" office:value-type="string">
            <text:p text:style-name="P28">House or P.O. Box number</text:p>
          </table:table-cell>
          <table:table-cell table:style-name="Table1.A1" table:number-columns-spanned="2" office:value-type="string">
            <text:p text:style-name="P28">Number addition</text:p>
          </table:table-cell>
          <table:covered-table-cell/>
        </table:table-row>
        <table:table-row table:style-name="Table1.1">
          <table:covered-table-cell/>
          <table:table-cell table:style-name="Table1.A1" office:value-type="string">
            <text:p text:style-name="P27"/>
          </table:table-cell>
          <table:table-cell table:style-name="Table1.A1" table:number-columns-spanned="2" office:value-type="string">
            <text:p text:style-name="P27"/>
          </table:table-cell>
          <table:covered-table-cell/>
        </table:table-row>
        <table:table-row table:style-name="Table1.1">
          <table:covered-table-cell/>
          <table:table-cell table:style-name="Table1.A1" table:number-columns-spanned="3" office:value-type="string">
            <text:p text:style-name="P28">Street or P.O. Box</text:p>
          </table:table-cell>
          <table:covered-table-cell/>
          <table:covered-table-cell/>
        </table:table-row>
        <table:table-row table:style-name="Table1.1">
          <table:covered-table-cell/>
          <table:table-cell table:style-name="Table1.A1" table:number-columns-spanned="3" office:value-type="string">
            <text:p text:style-name="P27"/>
          </table:table-cell>
          <table:covered-table-cell/>
          <table:covered-table-cell/>
        </table:table-row>
        <table:table-row table:style-name="Table1.1">
          <table:table-cell table:style-name="Table1.A1" table:number-rows-spanned="2" office:value-type="string">
            <text:p text:style-name="P28">Postal code and city</text:p>
          </table:table-cell>
          <table:table-cell table:style-name="Table1.A1" table:number-columns-spanned="2" office:value-type="string">
            <text:p text:style-name="P28">Postal code</text:p>
          </table:table-cell>
          <table:covered-table-cell/>
          <table:table-cell table:style-name="Table1.A1" office:value-type="string">
            <text:p text:style-name="P28">City</text:p>
          </table:table-cell>
        </table:table-row>
        <table:table-row table:style-name="Table1.1">
          <table:covered-table-cell/>
          <table:table-cell table:style-name="Table1.A1" table:number-columns-spanned="2" office:value-type="string">
            <text:p text:style-name="P27"/>
          </table:table-cell>
          <table:covered-table-cell/>
          <table:table-cell table:style-name="Table1.A1" office:value-type="string">
            <text:p text:style-name="P27"/>
          </table:table-cell>
        </table:table-row>
        <table:table-row table:style-name="Table1.1">
          <table:table-cell table:style-name="Table1.A1" office:value-type="string">
            <text:p text:style-name="P28">Country</text:p>
          </table:table-cell>
          <table:table-cell table:style-name="Table1.A1" table:number-columns-spanned="3" office:value-type="string">
            <text:p text:style-name="P27"/>
          </table:table-cell>
          <table:covered-table-cell/>
          <table:covered-table-cell/>
        </table:table-row>
        <table:table-row table:style-name="Table1.1">
          <table:table-cell table:style-name="Table1.A1" office:value-type="string">
            <text:p text:style-name="P28">Contact person</text:p>
          </table:table-cell>
          <table:table-cell table:style-name="Table1.A1" table:number-columns-spanned="3" office:value-type="string">
            <text:p text:style-name="P27"/>
          </table:table-cell>
          <table:covered-table-cell/>
          <table:covered-table-cell/>
        </table:table-row>
        <table:table-row table:style-name="Table1.1">
          <table:table-cell table:style-name="Table1.A1" office:value-type="string">
            <text:p text:style-name="P28">E-mail</text:p>
          </table:table-cell>
          <table:table-cell table:style-name="Table1.A1" table:number-columns-spanned="3" office:value-type="string">
            <text:p text:style-name="P27"/>
          </table:table-cell>
          <table:covered-table-cell/>
          <table:covered-table-cell/>
        </table:table-row>
        <table:table-row table:style-name="Table1.1">
          <table:table-cell table:style-name="Table1.A1" office:value-type="string">
            <text:p text:style-name="P28">Phone</text:p>
          </table:table-cell>
          <table:table-cell table:style-name="Table1.A1" table:number-columns-spanned="3" office:value-type="string">
            <text:p text:style-name="P27"/>
          </table:table-cell>
          <table:covered-table-cell/>
          <table:covered-table-cell/>
        </table:table-row>
      </table:table>
      <text:p text:style-name="Onderschrift">1) Choose one of the SDGP themes: <text:s/>1.Nutrition value, 2.Efficient value chains, 3.Circular economy – agri-sector</text:p>
      <text:p text:style-name="Onderschrift">4.<text:tab/>Better work and income for youth and women.<text:span text:style-name="Toelichting_20_Char"><text:span text:style-name="T10"> Please note that every SDGP-project subsidy application should be submitted under 1 selected SDGP theme. At least 50% of the project activities should be directly related to the selected theme. </text:span></text:span></text:p>
      <text:p text:style-name="Onderschrift">2) Refer to list of eligible countries in Policy rules (http:\\english.RVO\SDGP). </text:p>
      <text:list xml:id="list31586241" text:continue-numbering="true" text:style-name="Outline">
        <text:list-item>
          <text:h text:style-name="Heading_20_1" text:outline-level="1"><text:soft-page-break/>Development impact (specific policy theme)</text:h>
        </text:list-item>
      </text:list>
      <text:list xml:id="list4685176468972147685" text:style-name="WWNum37">
        <text:list-item>
          <text:p text:style-name="P43">What is the development goal the project wants to contribute to? (max 5 lines)</text:p>
        </text:list-item>
      </text:list>
      <text:p text:style-name="P24"/>
      <text:p text:style-name="P10">The SDGP-project has to contribute to at least one of the themes below:</text:p>
      <text:list xml:id="list8003136522841312343" text:style-name="WWNum40">
        <text:list-item>
          <text:p text:style-name="P41">Nutrition value</text:p>
        </text:list-item>
        <text:list-item>
          <text:p text:style-name="P41">Efficient value chains</text:p>
        </text:list-item>
        <text:list-item>
          <text:p text:style-name="P41">Circular economy – agri-sector</text:p>
        </text:list-item>
        <text:list-item>
          <text:p text:style-name="P41">Better work and income for youth and women</text:p>
        </text:list-item>
      </text:list>
      <text:p text:style-name="P25"/>
      <text:p text:style-name="BUL01">[Efficient value chains]</text:p>
      <text:list xml:id="list31577020" text:continue-list="list31586241" text:style-name="Outline">
        <text:list-item>
          <text:list>
            <text:list-item>
              <text:h text:style-name="P37" text:outline-level="2">Problem analysis</text:h>
            </text:list-item>
          </text:list>
        </text:list-item>
      </text:list>
      <text:p text:style-name="BUL01">What is the problem/are the problems that the project aims to solve?</text:p>
      <text:p text:style-name="P13">[Cuba is trying to address industrialization challenges aligned with sustainability principles. Efficient value chains, are directly related to industrial models (centralized vs descentralized for instance, but also significant reduction of long distant shipping, specially for products that can be manufactured locally) High tech solutions like automated <text:s/>manufacturing, are key to reach economic productivity and efficiency, but not enough. There is also the need to use in combination with it, low-tech solutions, also known as vernacular solutions. In order to be sustainably efficient manufacturing and production should be as localized as possible, i.e. as close as possible to the place of consumption. Furthermore a decentralized industrial pattern has to overcome the traditional limitation of centralized productive systems. Which are extremely inefficient in many cases, specially due to transportation costs. <text:s/>This implies transferring proper technological solutions, products and services that address problems of scalability, productivity, decentralization,resilience and lower emissions. We aim to tackle some of the challenges of sustainable industrialization and more efficient value chains, with a set of enabling technologies, that can be assembled and partiatlly fabricated locally. These technology transfer allows to manufacture products closer to consumption/use areas. They are also open, which means that the public can study and improve its design. Moreover there is also a strong community that supports and follow ups on new innovations and problems to be solved. </text:p>
      <text:p text:style-name="P13"/>
      <text:p text:style-name="P16">/* Hacer mas enfasis aqui en la agricultura, y los potenciales beneficiarios. Llenar el canvas PPP-CANVAS</text:p>
      <text:p text:style-name="P16"/>
      <text:p text:style-name="P16">*/</text:p>
      <text:p text:style-name="BUL01">Describe the wider context of the project, paying attention to the social, economic and political situation and processes. </text:p>
      <text:p text:style-name="P20">[Cuba has huge potential, it has a very dynamic domestic economy, which is very innovative, agile and decentralized. The Cuban government is recognizing the need to facilitate a more dynamic economy, providing easy access to land and more permissive licenses for businesses . The isolation problems that the country has suffered as well as its difficulties to import, and acquire technologies; the limitations for infrastructure investments, and so on, has led to important difficulties but also to ingenuity and creativity. The capacity and entrepreneurial spirit of many Cubans around different sectors(public and private)is incredible, in combination with a high level of education. The latter allows them to absorb critically and smartly the latest technological advances including open technologies. Nonetheless it is crucial to pass on the risks and problems that technological development implies. Many activities in the domestic economy involve refurbishing, re-manufacturing, reusing, recycling (a kind of proto-circular economy in many ways). They downside of these activities is they are often seen as a necessity and not necessarily as a model for industrialization. Phones are repaired all the time, as well as cars, and all kinds of consumer electronics. There is though a gap with regard to manufacturing parts, and potentiating this attitude of recycling and reusing, as well as limited infrastructure and solutions that foster these innovations. Moreover the policies in Cuba also promote, the development of science and technology. One of the main exports of Cuba is biotech, which demonstrates the interest in education, science, <text:soft-page-break/>knowledge,etc. Therefore, for a successful implementation of this project, universities like polytechnic institutions, should be intensively involved.</text:p>
      <text:p text:style-name="P20"/>
      <text:p text:style-name="BUL01">How does the project relate to other relevant programmes and policies? E.g. the programmes of the Dutch embassy.</text:p>
      <text:p text:style-name="P13">[Text]</text:p>
      <text:p text:style-name="P13"/>
      <text:list xml:id="list31579180" text:continue-numbering="true" text:style-name="Outline">
        <text:list-item>
          <text:list>
            <text:list-item>
              <text:h text:style-name="P37" text:outline-level="2">Stakeholder analysis</text:h>
            </text:list-item>
          </text:list>
        </text:list-item>
      </text:list>
      <text:p text:style-name="BUL01">Which stakeholders or stakeholder groups can be identified in the project context? Stakeholders are those parties influenced by the project and those that can influence the project directly or indirectl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Stakeholder</text:p>
          </table:table-cell>
          <table:table-cell table:style-name="Table2.A1" office:value-type="string">
            <text:p text:style-name="P17"><text:span text:style-name="T4">Role</text:span><text:span text:style-name="T8">1)</text:span></text:p>
          </table:table-cell>
          <table:table-cell table:style-name="Table2.A1" office:value-type="string">
            <text:p text:style-name="P17"><text:span text:style-name="T4">Position</text:span><text:span text:style-name="T8">2)</text:span></text:p>
          </table:table-cell>
          <table:table-cell table:style-name="Table2.A1" office:value-type="string">
            <text:p text:style-name="P17"><text:span text:style-name="T4">Influence</text:span><text:span text:style-name="T8">3)</text:span></text:p>
          </table:table-cell>
        </table:table-row>
        <table:table-row table:style-name="Table2.1">
          <table:table-cell table:style-name="Table2.A1" office:value-type="string">
            <text:p text:style-name="P18">Cuban farmers and cooperatives</text:p>
          </table:table-cell>
          <table:table-cell table:style-name="Table2.A1" office:value-type="string">
            <text:p text:style-name="P18">Beneficiary and user of our technologies </text:p>
          </table:table-cell>
          <table:table-cell table:style-name="Table2.A1" office:value-type="string">
            <text:p text:style-name="P18">For</text:p>
          </table:table-cell>
          <table:table-cell table:style-name="Table2.A1" office:value-type="string">
            <text:p text:style-name="P18">medium</text:p>
          </table:table-cell>
        </table:table-row>
        <table:table-row table:style-name="Table2.1">
          <table:table-cell table:style-name="Table2.A1" office:value-type="string">
            <text:p text:style-name="P18">PNUD</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p text:style-name="Onderschrift">1) e.g. Beneficiary, decision-maker, supplier, consumer, financer</text:p>
      <text:p text:style-name="Onderschrift">2) e.g. For, against, ambiguous towards the change(s) required to meet the development goal</text:p>
      <text:p text:style-name="Onderschrift">3) Low, medium, high</text:p>
      <text:p text:style-name="Stijl1"/>
      <text:list xml:id="list31566206" text:continue-numbering="true" text:style-name="Outline">
        <text:list-item>
          <text:h text:style-name="Heading_20_1" text:outline-level="1">Public Private Partnership (PPP)</text:h>
        </text:list-item>
      </text:list>
      <text:p text:style-name="Toelichting">For the requirements related to the partnership refer to the SDGP policy rules and policy framework.</text:p>
      <text:p text:style-name="P2"/>
      <text:p text:style-name="BUL01">Who are the anticipated formal partners in the PPP?</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Role</text:p>
          </table:table-cell>
          <table:table-cell table:style-name="Table3.A1" office:value-type="string">
            <text:p text:style-name="P5">Organisation</text:p>
          </table:table-cell>
          <table:table-cell table:style-name="Table3.A1" office:value-type="string">
            <text:p text:style-name="P9"><text:span text:style-name="T3">Type</text:span><text:span text:style-name="T7">1)</text:span></text:p>
          </table:table-cell>
          <table:table-cell table:style-name="Table3.A1" office:value-type="string">
            <text:p text:style-name="P9"><text:span text:style-name="T3">Country</text:span><text:span text:style-name="T7">2)</text:span></text:p>
          </table:table-cell>
          <table:table-cell table:style-name="Table3.A1" office:value-type="string">
            <text:p text:style-name="P9"><text:span text:style-name="T3">Current status</text:span><text:span text:style-name="T7">3)</text:span></text:p>
          </table:table-cell>
        </table:table-row>
        <table:table-row table:style-name="Table3.1">
          <table:table-cell table:style-name="Table3.A1" office:value-type="string">
            <text:p text:style-name="P4">Lead partner / applicant</text:p>
          </table:table-cell>
          <table:table-cell table:style-name="Table3.A1" office:value-type="string">
            <text:p text:style-name="P8">GO!Commons</text:p>
          </table:table-cell>
          <table:table-cell table:style-name="Table3.A1" office:value-type="string">
            <text:p text:style-name="P8">Association</text:p>
          </table:table-cell>
          <table:table-cell table:style-name="Table3.A1" office:value-type="string">
            <text:p text:style-name="P9"><text:span text:style-name="T2">Netherlands</text:span><text:span text:style-name="T7">4)</text:span></text:p>
          </table:table-cell>
          <table:table-cell table:style-name="Table3.A1" office:value-type="string">
            <text:p text:style-name="P8">commited</text:p>
          </table:table-cell>
        </table:table-row>
        <table:table-row table:style-name="Table3.1">
          <table:table-cell table:style-name="Table3.A1" office:value-type="string">
            <text:p text:style-name="P4">Partner 1</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4">Partner 2</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4">Partner …</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Onderschrift">1) Company / Government / Knowledge Institute / Non-Governmental Organisation (NGO)</text:p>
      <text:p text:style-name="Onderschrift">2) Country of legal residence and registration of legal personality</text:p>
      <text:p text:style-name="Onderschrift">3) Current status of involvement of this partner committed / interested / to be contacted / to be found / other (specify)</text:p>
      <text:p text:style-name="Onderschrift">4) Dutch Lead applicant is obligatory</text:p>
      <text:p text:style-name="P2"/>
      <text:p text:style-name="BUL01">What interests do the project partners have in the project results and impact? Why do the partners want to participate in the project? What is their long-term benefit?</text:p>
      <text:p text:style-name="BUL02">Applicant/Lead Partner:</text:p>
      <text:p text:style-name="BUL02">Partner 2:</text:p>
      <text:p text:style-name="BUL02">Partner …:</text:p>
      <text:p text:style-name="P2"/>
      <text:list xml:id="list31562409" text:continue-numbering="true" text:style-name="Outline">
        <text:list-item>
          <text:h text:style-name="Heading_20_1" text:outline-level="1"><text:soft-page-break/>Project approach</text:h>
        </text:list-item>
      </text:list>
      <text:p text:style-name="BUL01">Describe the project design in general terms.</text:p>
      <text:p text:style-name="Toelichting">Present briefly the main project interventions and investments and the rationale to include these into the project design. Is there local demand for the products and/or services that will be delivered by the project? If the project is innovative, please elaborate. </text:p>
      <text:p text:style-name="P2"/>
      <text:p text:style-name="P3">Interventions: </text:p>
      <text:list xml:id="list5231080622129887703" text:style-name="L1">
        <text:list-item>
          <text:p text:style-name="P30"><text:span text:style-name="T5">Replicating and adopting open machines:</text:span> The project consists on deploying a set of enabling technologies (kits), that are designed to be assembled locally. The main kit we want to provide is a CNC plasma cutting machine for metal sheets. With these machine, other machine designs that we provide, can be built <text:s/>including a brick press, a tractor implement, but also plastic recycling machines. There is also the possibility to provide a kit for solar power. All these machines can be not only assembled and operated locally, but also improved and redesigned within our community platform.</text:p>
        </text:list-item>
        <text:list-item>
          <text:p text:style-name="P30"><text:span text:style-name="T5">Capacity building and empowerment: </text:span><text:span text:style-name="T11">Because the project, consists also of technology transfer and adoption activities. It is important to train and provide tools to key actors, like technologist communities in at least one polytechnic university. They need to have access to basic tools like Arduinos, Raspberry pis, as well as prototyping tools (low cost CNC mills, 3D printer) that allow them to participate in the design and development activities, implied in this project.</text:span></text:p>
        </text:list-item>
        <text:list-item>
          <text:p text:style-name="P30"><text:span text:style-name="T5">Growth of our community and product portfolio:</text:span><text:span text:style-name="T11"> The intervention here consists mainly of engaging contributors and project members with our github projects, teaching them how to work in open projects, and also lead open projects. The idea with this is that they learn how to use the latest collaborative tools to drive more projects aligned with the concept of efficient value chains, and circular economy principles. Our growth model is based on this community centered model. </text:span></text:p>
        </text:list-item>
      </text:list>
      <text:p text:style-name="P2"/>
      <text:p text:style-name="P3">Investment: </text:p>
      <text:list xml:id="list8472522041368692546" text:style-name="L2">
        <text:list-item>
          <text:list>
            <text:list-item>
              <text:p text:style-name="P31">Replication costs for the machines mentioned (plasma cutter, )</text:p>
            </text:list-item>
            <text:list-item>
              <text:p text:style-name="P31">Development costs (buying )</text:p>
            </text:list-item>
            <text:list-item>
              <text:p text:style-name="P31">Payroll for core team members and participants (in Netherlands and Cuba) In Netherlands we are have currently 4 active members.</text:p>
            </text:list-item>
            <text:list-item>
              <text:p text:style-name="P31"/>
            </text:list-item>
          </text:list>
        </text:list-item>
      </text:list>
      <text:p text:style-name="P2"/>
      <text:p text:style-name="P2"/>
      <text:list xml:id="list31577385" text:continue-list="list31562409" text:style-name="Outline">
        <text:list-item>
          <text:h text:style-name="Heading_20_1" text:outline-level="1">Project output and outcome</text:h>
        </text:list-item>
      </text:list>
      <text:p text:style-name="BUL01">What results (outputs and outcomes) are pursued?</text:p>
      <table:table table:name="Table4" table:style-name="Table4">
        <table:table-column table:style-name="Table4.A"/>
        <table:table-row table:style-name="Table4.1">
          <table:table-cell table:style-name="Table4.A1" office:value-type="string">
            <text:p text:style-name="P14"><text:span text:style-name="T3">Expected Key output and outcome</text:span><text:span text:style-name="T7">1)</text:span></text:p>
          </table:table-cell>
        </table:table-row>
        <table:table-row table:style-name="Table4.1">
          <table:table-cell table:style-name="Table4.A1" office:value-type="string">
            <text:p text:style-name="P15">1 Replicated CNC automated machine that is running and being operated by knowledge experts in Cuba</text:p>
          </table:table-cell>
        </table:table-row>
        <table:table-row table:style-name="Table4.1">
          <table:table-cell table:style-name="Table4.A1" office:value-type="string">
            <text:p text:style-name="P15">2 Established collaboration and partnership between knolwedge-experts(CUJAE) and test farms</text:p>
          </table:table-cell>
        </table:table-row>
        <table:table-row table:style-name="Table4.1">
          <table:table-cell table:style-name="Table4.A1" office:value-type="string">
            <text:p text:style-name="P15">3</text:p>
          </table:table-cell>
        </table:table-row>
        <table:table-row table:style-name="Table4.1">
          <table:table-cell table:style-name="Table4.A1" office:value-type="string">
            <text:p text:style-name="P15">…</text:p>
          </table:table-cell>
        </table:table-row>
      </table:table>
      <text:p text:style-name="Onderschrift">1) Output: The products, capital goods and services (including hardware) which directly result from a development intervention (the project); may also include changes resulting from the intervention which are relevant to the achievement of outcomes; Outcome: The short-term and medium-term effects of an intervention’s output.</text:p>
      <text:p text:style-name="P2"/>
      <text:list xml:id="list31584329" text:continue-numbering="true" text:style-name="Outline">
        <text:list-item>
          <text:h text:style-name="Heading_20_1" text:outline-level="1"><text:soft-page-break/>Sustainability and potential for upscaling</text:h>
        </text:list-item>
      </text:list>
      <text:p text:style-name="Toelichting">The project results should contribute to a more sustainable environment and living conditions in the target country. Sustainability is defined by the three main cross cutting themes in SDGP: 1. climate adaptation, 2. circular economy and 3. gender equality. </text:p>
      <text:p text:style-name="Toelichting"/>
      <text:p text:style-name="BUL01">How will the project contribute to climate adaptation?</text:p>
      <text:p text:style-name="P2">[Text]</text:p>
      <text:p text:style-name="P2"/>
      <text:list xml:id="list6033371787563240247" text:style-name="WWNum30">
        <text:list-item>
          <text:p text:style-name="P39">How will the project contribute to a circular economy?</text:p>
        </text:list-item>
      </text:list>
      <text:p text:style-name="P2">[The design of open technologies is highly modular and stanadardized, facilitating the . The CNC machine in particular can be used to fabricate custom made parts, and adapt existing products, like cars, tractors, or other machinery]</text:p>
      <text:p text:style-name="P12"/>
      <text:list xml:id="list31564243" text:continue-numbering="true" text:style-name="WWNum30">
        <text:list-item>
          <text:p text:style-name="P39">How will the project contribute to gender equality?</text:p>
        </text:list-item>
      </text:list>
      <text:p text:style-name="P2">[Text]</text:p>
      <text:list xml:id="list31562872" text:continue-list="list31584329" text:style-name="Outline">
        <text:list-item>
          <text:list>
            <text:list-item>
              <text:h text:style-name="P37" text:outline-level="2">More detail on the financial sustainability</text:h>
            </text:list-item>
          </text:list>
        </text:list-item>
      </text:list>
      <text:p text:style-name="BUL01">If the financial sustainability is based on one or more business case(s), please provide the outlines of this/these business case(s)<text:note text:id="ftn1" text:note-class="footnote"><text:note-citation>1</text:note-citation><text:note-body><text:p text:style-name="P42"><text:span text:style-name="T10">A tool that helps to structure a business case is the PPP-canvas tool, developed by PPP-Lab. This tool is available on the website of the PPP-Lab: </text:span><text:a xlink:type="simple" xlink:href="http://www.ppplab.org/the-pppcanvas/" text:style-name="Internet_20_link" text:visited-style-name="Visited_20_Internet_20_Link"><text:span text:style-name="T10">http://www.ppplab.org/the-pppcanvas/</text:span></text:a><text:span text:style-name="T10">. If this model is used (voluntarily, not mandatory), the canvas may be attached to this concept note.</text:span></text:p><text:p text:style-name="footnote_20_text"/></text:note-body></text:note>. If the financial sustainability is (partly) not based on one or more business case, indicate how the project results can be sustained based on local financing (e.g. taxes, tariffs, public budget allocation)</text:p>
      <text:p text:style-name="P29">[Text]</text:p>
      <text:list xml:id="list31586043" text:continue-numbering="true" text:style-name="Outline">
        <text:list-item>
          <text:list>
            <text:list-item>
              <text:h text:style-name="P37" text:outline-level="2">Potential for upscaling</text:h>
            </text:list-item>
          </text:list>
        </text:list-item>
      </text:list>
      <text:p text:style-name="Toelichting">Projects with a considerable scaling potential contribute in general more substantially to reaching the development impact on the specific policy themes.</text:p>
      <text:p text:style-name="Toelichting"/>
      <text:p text:style-name="BUL01">How can the project be scaled up?</text:p>
      <text:p text:style-name="BUL01">[Text]</text:p>
      <text:list xml:id="list31580054" text:continue-numbering="true" text:style-name="Outline">
        <text:list-item>
          <text:h text:style-name="Heading_20_1" text:outline-level="1">Provisional budget</text:h>
        </text:list-item>
      </text:list>
      <text:p text:style-name="BUL01">What is the expected project budget? </text:p>
      <text:p text:style-name="Explanation"><text:span text:style-name="Toelichting_20_Char">The project budget can be modified during development of the SDGP application.</text:span></text:p>
      <table:table table:name="Table5" table:style-name="Table5">
        <table:table-column table:style-name="Table5.A"/>
        <table:table-column table:style-name="Table5.B"/>
        <table:table-row table:style-name="Table5.1">
          <table:table-cell table:style-name="Table5.A1" office:value-type="string">
            <text:p text:style-name="P5">Budget line</text:p>
          </table:table-cell>
          <table:table-cell table:style-name="Table5.A1" office:value-type="string">
            <text:p text:style-name="P5">Budget in Euro</text:p>
          </table:table-cell>
        </table:table-row>
        <table:table-row table:style-name="Table5.1">
          <table:table-cell table:style-name="Table5.A1" office:value-type="string">
            <text:p text:style-name="P4">Project Management</text:p>
          </table:table-cell>
          <table:table-cell table:style-name="Table5.A1" office:value-type="string">
            <text:p text:style-name="P8"/>
          </table:table-cell>
        </table:table-row>
        <table:table-row table:style-name="Table5.1">
          <table:table-cell table:style-name="Table5.A1" office:value-type="string">
            <text:p text:style-name="P4">Technical Assistance</text:p>
          </table:table-cell>
          <table:table-cell table:style-name="Table5.A1" office:value-type="string">
            <text:p text:style-name="P8"/>
          </table:table-cell>
        </table:table-row>
        <table:table-row table:style-name="Table5.1">
          <table:table-cell table:style-name="Table5.A1" office:value-type="string">
            <text:p text:style-name="P4">Hardware</text:p>
          </table:table-cell>
          <table:table-cell table:style-name="Table5.A1" office:value-type="string">
            <text:p text:style-name="P8"/>
          </table:table-cell>
        </table:table-row>
        <table:table-row table:style-name="Table5.1">
          <table:table-cell table:style-name="Table5.A1" office:value-type="string">
            <text:p text:style-name="P9"><text:span text:style-name="T2">Monitoring and evaluation</text:span><text:span text:style-name="T6">1)</text:span></text:p>
          </table:table-cell>
          <table:table-cell table:style-name="Table5.A1" office:value-type="string">
            <text:p text:style-name="P8"/>
          </table:table-cell>
        </table:table-row>
        <table:table-row table:style-name="Table5.1">
          <table:table-cell table:style-name="Table5.A1" office:value-type="string">
            <text:p text:style-name="P7">Total budget</text:p>
          </table:table-cell>
          <table:table-cell table:style-name="Table5.A1" office:value-type="string">
            <text:p text:style-name="P8"/>
          </table:table-cell>
        </table:table-row>
      </table:table>
      <text:p text:style-name="Onderschrift">1) Project (output and outcome, contribution to SDGP objectives) monitoring and evaluation is regarded to be an important aspect of SDGP-projects. For this, a baseline study and annual reporting on project key indicators are mandatory. </text:p>
      <text:p text:style-name="P2"/>
      <text:p text:style-name="BUL01"><text:soft-page-break/><text:span text:style-name="vraag_20_Char">Who are the intended parties to finance the project</text:span>? </text:p>
      <table:table table:name="Table6" table:style-name="Table6">
        <table:table-column table:style-name="Table6.A" table:number-columns-repeated="2"/>
        <table:table-column table:style-name="Table6.C"/>
        <table:table-row table:style-name="Table6.1">
          <table:table-cell table:style-name="Table6.A1" office:value-type="string">
            <text:p text:style-name="P5">Organisation</text:p>
          </table:table-cell>
          <table:table-cell table:style-name="Table6.A1" office:value-type="string">
            <text:p text:style-name="P5">Budget in Euro</text:p>
          </table:table-cell>
          <table:table-cell table:style-name="Table6.A1" office:value-type="string">
            <text:p text:style-name="P9"><text:span text:style-name="T3">Means of financing</text:span><text:span text:style-name="T7">1)</text:span></text:p>
          </table:table-cell>
        </table:table-row>
        <table:table-row table:style-name="Table6.1">
          <table:table-cell table:style-name="Table6.A1" office:value-type="string">
            <text:p text:style-name="P4">SDGP</text:p>
          </table:table-cell>
          <table:table-cell table:style-name="Table6.A1" office:value-type="string">
            <text:p text:style-name="P8"/>
          </table:table-cell>
          <table:table-cell table:style-name="Table6.A1" office:value-type="string">
            <text:p text:style-name="P4">Subsidy</text:p>
          </table:table-cell>
        </table:table-row>
        <table:table-row table:style-name="Table6.1">
          <table:table-cell table:style-name="Table6.A1" office:value-type="string">
            <text:p text:style-name="P4">Partner x (Doen?)</text:p>
          </table:table-cell>
          <table:table-cell table:style-name="Table6.A1" office:value-type="string">
            <text:p text:style-name="P8"/>
          </table:table-cell>
          <table:table-cell table:style-name="Table6.A1" office:value-type="string">
            <text:p text:style-name="P8"/>
          </table:table-cell>
        </table:table-row>
        <table:table-row table:style-name="Table6.1">
          <table:table-cell table:style-name="Table6.A1" office:value-type="string">
            <text:p text:style-name="P4">…</text:p>
          </table:table-cell>
          <table:table-cell table:style-name="Table6.A1" office:value-type="string">
            <text:p text:style-name="P8"/>
          </table:table-cell>
          <table:table-cell table:style-name="Table6.A1" office:value-type="string">
            <text:p text:style-name="P8"/>
          </table:table-cell>
        </table:table-row>
      </table:table>
      <text:p text:style-name="Onderschrift">1) The financing method, for instance a cash investment / an in kind investment (labour) / external other funds / other (specify). A maximum of 50% of the project costs can be subsidized. </text:p>
      <text:p text:style-name="Onderschrift"/>
      <text:p text:style-name="BUL01">Why is SDGP support needed? </text:p>
      <text:p text:style-name="P2">[Our core goal is to create sustainable impact. This means that systemic interventions, which involve a business, public, and social perspective at the core of the proposal. Our project and initiative has a better fit for this kind of programs. The vision of circular economy and sustainable development, needs a combination of entrepreneurial activities, as well as appropriate policy making and social inclusiveness. The latter involves peer to peer learning, education and participatio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KIX Barcode" svg:font-family="'KIX Barcode'"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Bold" svg:font-family="Verdana-Bol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nl" fo:country="NL"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575in" style:writing-mode="lr-tb"/>
      <style:text-properties style:use-window-font-color="true" style:font-name="Times New Roman" fo:font-size="10pt" fo:language="nl" fo:country="NL"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1665in" fo:orphans="2" fo:widows="2" style:writing-mode="lr-tb"/>
      <style:text-properties style:use-window-font-color="true" style:font-name="Verdana" fo:font-size="9pt" style:font-size-asian="9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_20_2" style:next-style-name="Text_20_body" style:default-outline-level="1" style:list-style-name="Outline" style:class="text">
      <style:text-properties fo:font-variant="normal" fo:text-transform="none" fo:font-size="12pt" fo:language="en" fo:country="GB" fo:font-style="italic" style:font-size-asian="12pt" style:font-style-asian="italic" style:font-size-complex="12pt" style:font-style-complex="italic" style:font-weight-complex="bold"/>
    </style:style>
    <style:style style:name="Heading_20_2" style:display-name="Heading 2" style:family="paragraph" style:parent-style-name="Heading_20_3" style:next-style-name="Text_20_body" style:default-outline-level="2" style:list-style-name="Outline" style:class="text">
      <style:text-properties fo:font-variant="small-caps" style:text-underline-style="none" fo:font-weight="bold" style:font-weight-asian="bold" style:font-weight-complex="normal"/>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fo:keep-with-next="always"/>
      <style:text-properties fo:language="en" fo:country="US" style:text-underline-style="solid" style:text-underline-width="auto" style:text-underline-color="font-color" style:language-asian="en" style:country-asian="US" style:font-name-complex="Arial1" style:font-size-complex="11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in"/>
      <style:text-properties fo:font-variant="small-caps" fo:font-size="11pt" fo:letter-spacing="0.0071in"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mbria"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Huisstijl-Legeregel" style:family="paragraph" style:default-outline-level="" style:list-style-name="">
      <style:paragraph-properties fo:line-height="0.0693in"/>
    </style:style>
    <style:style style:name="Huisstijl-Adres" style:family="paragraph" style:parent-style-name="Standard" style:default-outline-level="" style:list-style-name="">
      <style:paragraph-properties fo:line-height="0.1252in">
        <style:tab-stops>
          <style:tab-stop style:position="0.1335in"/>
        </style:tab-stops>
      </style:paragraph-properties>
      <style:text-properties fo:font-size="6.5pt" style:font-size-asian="6.5pt" style:font-name-complex="Verdana1" style:font-size-complex="6.5pt"/>
    </style:style>
    <style:style style:name="List_20_Bullet" style:display-name="List Bullet" style:family="paragraph" style:parent-style-name="Standard" style:default-outline-level="" style:list-style-name=""/>
    <style:style style:name="Huisstijl-Gegeven" style:family="paragraph" style:parent-style-name="Standard" style:default-outline-level="" style:list-style-name="">
      <style:paragraph-properties fo:margin-top="0in" fo:margin-bottom="0.0638in" fo:line-height="0.1252in"/>
      <style:text-properties fo:font-size="6.5pt" style:font-size-asian="6.5pt"/>
    </style:style>
    <style:style style:name="footnote_20_text" style:display-name="footnote text" style:family="paragraph" style:parent-style-name="Standard" style:default-outline-level="" style:list-style-name="">
      <style:text-properties fo:font-size="6.5pt" style:font-size-asian="6.5pt" style:font-size-complex="10pt"/>
    </style:style>
    <style:style style:name="Huisstijl-Rubricering" style:family="paragraph" style:parent-style-name="Standard" style:default-outline-level="" style:list-style-name="">
      <style:paragraph-properties fo:line-height="0.1252in"/>
      <style:text-properties fo:font-variant="small-caps" fo:font-size="8pt" fo:font-weight="bold" style:font-size-asian="8pt" style:font-weight-asian="bold" style:font-name-complex="Verdana-Bold" style:font-size-complex="6.5pt" style:font-weight-complex="bold"/>
    </style:style>
    <style:style style:name="Huisstijl-NAW" style:family="paragraph" style:parent-style-name="Standard" style:default-outline-level="" style:list-style-name="">
      <style:text-properties style:font-name-complex="Verdana1" style:font-size-complex="9pt"/>
    </style:style>
    <style:style style:name="Huisstijl-Retouradres" style:family="paragraph" style:parent-style-name="Standard" style:default-outline-level="" style:list-style-name="">
      <style:paragraph-properties fo:line-height="0.1252in"/>
      <style:text-properties fo:font-size="6.5pt" style:font-size-asian="6.5pt"/>
    </style:style>
    <style:style style:name="Huisstijl-Kopje" style:family="paragraph" style:parent-style-name="Huisstijl-Gegeven" style:default-outline-level="" style:list-style-name="">
      <style:paragraph-properties fo:margin-top="0.0626in" fo:margin-bottom="0in"/>
      <style:text-properties fo:font-weight="bold" style:font-weight-asian="bold"/>
    </style:style>
    <style:style style:name="Huisstijl-Voorwaarden" style:family="paragraph" style:parent-style-name="Standard" style:default-outline-level="" style:list-style-name="">
      <style:paragraph-properties fo:line-height="0.1252in"/>
      <style:text-properties fo:font-size="6.5pt" fo:font-style="italic" style:font-size-asian="6.5pt" style:font-style-asian="italic"/>
    </style:style>
    <style:style style:name="Huisstijl-KixCode" style:family="paragraph" style:parent-style-name="Standard" style:default-outline-level="" style:list-style-name="">
      <style:paragraph-properties fo:margin-top="0.0417in" fo:margin-bottom="0in" fo:line-height="100%"/>
      <style:text-properties fo:font-variant="small-caps" style:font-name="KIX Barcode" fo:font-size="12pt" fo:font-weight="bold" style:font-size-asian="12pt" style:font-weight-asian="bold" style:font-weight-complex="bold"/>
    </style:style>
    <style:style style:name="Huisstijl-Paginanummering" style:family="paragraph" style:parent-style-name="Standard" style:default-outline-level="" style:list-style-name="">
      <style:paragraph-properties fo:line-height="0.1252in"/>
      <style:text-properties fo:font-size="6.5pt" style:font-size-asian="6.5pt"/>
    </style:style>
    <style:style style:name="List_20_Bullet_20_2" style:display-name="List Bullet 2" style:family="paragraph" style:parent-style-name="Standard" style:default-outline-level="" style:list-style-name="">
      <style:paragraph-properties fo:margin-left="0.3154in" fo:margin-right="0in" fo:text-indent="-0.1575in" style:auto-text-indent="false">
        <style:tab-stops>
          <style:tab-stop style:position="0.3154in"/>
        </style:tab-stops>
      </style:paragraph-properties>
    </style:style>
    <style:style style:name="CustomerCode" style:family="paragraph" style:parent-style-name="Standard" style:default-outline-level="" style:list-style-name="">
      <style:text-properties style:font-name="KIX Barcode" fo:font-size="10pt" style:font-size-asian="10pt" style:font-size-complex="9pt"/>
    </style:style>
    <style:style style:name="Slogan" style:family="paragraph" style:parent-style-name="Huisstijl-Rubricering" style:default-outline-level="" style:list-style-name="">
      <style:text-properties fo:font-size="6.5pt" style:font-size-asian="6.5pt"/>
    </style:style>
    <style:style style:name="Subtitle" style:family="paragraph" style:parent-style-name="Standard" style:next-style-name="Text_20_body" style:default-outline-level="" style:list-style-name="" style:class="chapter">
      <style:paragraph-properties fo:margin-top="0in" fo:margin-bottom="0.5in" fo:line-height="100%" fo:text-align="end" style:justify-single-word="false"/>
      <style:text-properties style:font-name="Cambria" fo:font-size="14pt" fo:font-style="italic" style:font-size-asian="14pt" style:font-style-asian="italic" style:font-size-complex="11pt" style:font-style-complex="italic"/>
    </style:style>
    <style:style style:name="Title" style:family="paragraph" style:parent-style-name="Standard" style:next-style-name="Subtitle" style:default-outline-level="" style:list-style-name="" style:class="chapter">
      <style:paragraph-properties fo:text-align="start" style:justify-single-word="false"/>
      <style:text-properties fo:font-size="20pt" fo:language="en" fo:country="GB" fo:font-weight="bold" style:font-size-asian="20pt" style:font-weight-asian="bold" style:font-size-complex="20pt" style:font-weight-complex="bold"/>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Stijl1" style:family="paragraph" style:parent-style-name="Standard" style:default-outline-level="" style:list-style-name="">
      <style:text-properties fo:language="en" fo:country="GB"/>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Onderschrift" style:family="paragraph" style:parent-style-name="Standard" style:default-outline-level="" style:list-style-name="">
      <style:text-properties fo:color="#0033cc" fo:font-size="8pt" fo:language="en" fo:country="GB" style:font-size-asian="8pt" style:font-size-complex="9pt"/>
    </style:style>
    <style:style style:name="Toelichting" style:family="paragraph" style:parent-style-name="Standard" style:default-outline-level="" style:list-style-name="">
      <style:text-properties fo:color="#0033cc" fo:language="en" fo:country="GB"/>
    </style:style>
    <style:style style:name="vraag" style:family="paragraph" style:parent-style-name="List_20_Paragraph" style:default-outline-level="" style:list-style-name="">
      <style:text-properties fo:language="en" fo:country="GB"/>
    </style:style>
    <style:style style:name="Bullet_5f_01" style:display-name="Bullet_01" style:family="paragraph" style:parent-style-name="List_20_Paragraph" style:default-outline-level="" style:list-style-name="">
      <style:paragraph-properties fo:margin-left="0.25in" fo:margin-right="0in" fo:line-height="100%" fo:text-indent="0in" style:auto-text-indent="false"/>
      <style:text-properties fo:language="en" fo:country="GB" style:language-asian="en" style:country-asian="GB" style:font-size-complex="9pt" style:language-complex="en" style:country-complex="GB"/>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ocument_20_Map" style:display-name="Document Map" style:family="paragraph" style:parent-style-name="Standard" style:default-outline-level="" style:list-style-name="">
      <style:paragraph-properties fo:line-height="100%"/>
      <style:text-properties style:font-name="Lucida Grande" fo:font-size="12pt" style:font-size-asian="12pt" style:font-name-complex="Lucida Grande1"/>
    </style:style>
    <style:style style:name="Explanation" style:family="paragraph" style:parent-style-name="Standard" style:default-outline-level="" style:list-style-name="">
      <style:text-properties fo:color="#0033cc" fo:language="en" fo:country="GB" style:language-asian="en" style:country-asian="US" style:font-size-complex="11pt"/>
    </style:style>
    <style:style style:name="BUL01" style:family="paragraph" style:parent-style-name="List_20_Paragraph" style:default-outline-level="" style:list-style-name="">
      <style:text-properties fo:language="en" fo:country="GB" style:font-size-complex="9pt"/>
    </style:style>
    <style:style style:name="BUL01_5f_Expl" style:display-name="BUL01_Expl" style:family="paragraph" style:parent-style-name="BUL01" style:default-outline-level="" style:list-style-name="">
      <style:text-properties fo:color="#0033cc" style:language-asian="en" style:country-asian="US"/>
    </style:style>
    <style:style style:name="BUL02" style:family="paragraph" style:parent-style-name="BUL01" style:default-outline-level="" style:list-style-name=""/>
    <style:style style:name="BUL02_5f_Expl" style:display-name="BUL02_Expl" style:family="paragraph" style:parent-style-name="BUL02" style:default-outline-level="" style:list-style-name="">
      <style:text-properties fo:color="#0018c0"/>
    </style:style>
    <style:style style:name="caption" style:family="paragraph" style:parent-style-name="Standard" style:default-outline-level="" style:list-style-name="">
      <style:paragraph-properties fo:margin-top="0in" fo:margin-bottom="0.139in" fo:line-height="100%"/>
      <style:text-properties fo:color="#4f81bd" fo:font-weight="bold" style:font-weight-asian="bold" style:font-size-complex="9pt" style:font-weight-complex="bold"/>
    </style:style>
    <style:style style:name="No_20_Spacing" style:display-name="No Spacing" style:family="paragraph" style:parent-style-name="Standard" style:default-outline-level="" style:list-style-name="">
      <style:paragraph-properties fo:line-height="100%"/>
    </style:style>
    <style:style style:name="Quote" style:family="paragraph" style:parent-style-name="Standard" style:default-outline-level="" style:list-style-name="">
      <style:text-properties fo:font-style="italic" style:font-style-asian="italic"/>
    </style:style>
    <style:style style:name="Intense_20_Quote" style:display-name="Intense Quote" style:family="paragraph" style:parent-style-name="Standard" style:default-outline-level="" style:list-style-name="">
      <style:paragraph-properties fo:margin-left="1in" fo:margin-right="1in" fo:margin-top="0.0972in" fo:margin-bottom="0.0972in" fo:text-indent="0in" style:auto-text-indent="false" fo:background-color="#c0504d" fo:padding="0.139in" fo:border="0.0138in solid #943634">
        <style:background-image/>
      </style:paragraph-properties>
      <style:text-properties fo:color="#ffffff" fo:font-style="italic" fo:font-weight="bold" style:font-style-asian="italic" style:font-weight-asian="bold"/>
    </style:style>
    <style:style style:name="Contents_20_Heading" style:display-name="Contents Heading" style:family="paragraph" style:parent-style-name="Heading_20_1" style:default-outline-level="" style:list-style-name="" style:class="index">
      <style:paragraph-properties fo:margin-top="0.3335in" fo:margin-bottom="0in" fo:keep-together="always" text:number-lines="false" text:line-number="0"/>
      <style:text-properties fo:color="#345a8a" style:font-name="Cambria" fo:font-size="16pt" fo:language="nl" fo:country="NL" fo:font-style="normal" fo:font-weight="normal" style:font-size-asian="16pt" style:language-asian="nl" style:country-asian="NL" style:font-style-asian="normal" style:font-weight-asian="normal" style:font-size-complex="16pt" style:font-style-complex="normal"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uisstijl-Gegeven_20_Char_20_Char" style:display-name="Huisstijl-Gegeven Char Char" style:family="text" style:parent-style-name="Default_20_Paragraph_20_Font">
      <style:text-properties style:font-name="Verdana" fo:font-size="6.5pt" fo:language="nl" fo:country="NL" style:font-size-asian="6.5pt" style:language-asian="nl" style:country-asian="NL" style:font-size-complex="12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Kop_20_1_20_Char" style:display-name="Kop 1 Char" style:family="text" style:parent-style-name="Default_20_Paragraph_20_Font">
      <style:text-properties style:font-name="Verdana" fo:font-size="12pt" fo:language="en" fo:country="GB" fo:font-style="italic" fo:font-weight="bold" style:font-size-asian="12pt" style:language-asian="en" style:country-asian="US" style:font-style-asian="italic" style:font-weight-asian="bold" style:font-name-complex="Arial1" style:font-size-complex="12pt" style:font-style-complex="italic" style:font-weight-complex="bold"/>
    </style:style>
    <style:style style:name="Kop_20_2_20_Char" style:display-name="Kop 2 Char" style:family="text" style:parent-style-name="Default_20_Paragraph_20_Font">
      <style:text-properties fo:font-variant="small-caps" style:font-name="Verdana" fo:font-size="9pt" fo:language="en" fo:country="US" fo:font-weight="bold" style:font-size-asian="9pt" style:language-asian="en" style:country-asian="US" style:font-weight-asian="bold" style:font-name-complex="Arial1" style:font-size-complex="11pt"/>
    </style:style>
    <style:style style:name="Voetnoottekst_20_Char" style:display-name="Voetnoottekst Char" style:family="text" style:parent-style-name="Default_20_Paragraph_20_Font">
      <style:text-properties style:font-name="Verdana" fo:font-size="6.5pt" style:font-size-asian="6.5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font-name="Calibri" fo:language="en" fo:country="US" style:language-asian="en" style:country-asian="US"/>
    </style:style>
    <style:style style:name="Kop_20_3_20_Char" style:display-name="Kop 3 Char" style:family="text" style:parent-style-name="Default_20_Paragraph_20_Font">
      <style:text-properties style:font-name="Verdana" fo:font-size="9pt" fo:language="en" fo:country="US" style:text-underline-style="solid" style:text-underline-width="auto" style:text-underline-color="font-color" style:font-size-asian="9pt" style:language-asian="en" style:country-asian="US" style:font-name-complex="Arial1" style:font-size-complex="11pt" style:font-weight-complex="bold"/>
    </style:style>
    <style:style style:name="Onderschrift_20_Char" style:display-name="Onderschrift Char" style:family="text" style:parent-style-name="Default_20_Paragraph_20_Font">
      <style:text-properties fo:color="#0033cc" style:font-name="Verdana" fo:font-size="8pt" fo:language="en" fo:country="GB" style:font-size-asian="8pt" style:language-asian="en" style:country-asian="US" style:font-size-complex="9pt"/>
    </style:style>
    <style:style style:name="Toelichting_20_Char" style:display-name="Toelichting Char" style:family="text" style:parent-style-name="Default_20_Paragraph_20_Font">
      <style:text-properties fo:color="#0033cc" style:font-name="Verdana" fo:font-size="9pt" fo:language="en" fo:country="GB" style:font-size-asian="9pt" style:language-asian="en" style:country-asian="US" style:font-size-complex="11pt"/>
    </style:style>
    <style:style style:name="Lijstalinea_20_Char" style:display-name="Lijstalinea Char" style:family="text" style:parent-style-name="Default_20_Paragraph_20_Font"/>
    <style:style style:name="vraag_20_Char" style:display-name="vraag Char" style:family="text" style:parent-style-name="Lijstalinea_20_Char">
      <style:text-properties style:font-name="Verdana" fo:font-size="9pt" fo:language="en" fo:country="GB" style:font-size-asian="9pt" style:language-asian="en" style:country-asian="US" style:font-size-complex="11pt"/>
    </style:style>
    <style:style style:name="Onderwerp_20_van_20_opmerking_20_Char" style:display-name="Onderwerp van opmerking Char" style:family="text" style:parent-style-name="Tekst_20_opmerking_20_Char">
      <style:text-properties style:font-name="Verdana" fo:language="en" fo:country="US" fo:font-weight="bold" style:language-asian="en" style:country-asian="US" style:font-weight-asian="bold" style:font-weight-complex="bold"/>
    </style:style>
    <style:style style:name="Documentstructuur_20_Char" style:display-name="Documentstructuur Char" style:family="text" style:parent-style-name="Default_20_Paragraph_20_Font">
      <style:text-properties style:font-name="Lucida Grande" fo:font-size="12pt" fo:language="en" fo:country="US" style:font-size-asian="12pt" style:language-asian="en" style:country-asian="US" style:font-name-complex="Lucida Grande1" style:font-size-complex="12pt"/>
    </style:style>
    <style:style style:name="Kop_20_4_20_Char" style:display-name="Kop 4 Char" style:family="text" style:parent-style-name="Default_20_Paragraph_20_Font">
      <style:text-properties fo:font-variant="small-caps" fo:font-size="11pt" fo:letter-spacing="0.0071in" style:font-size-asian="11pt" style:font-size-complex="11pt"/>
    </style:style>
    <style:style style:name="Kop_20_5_20_Char" style:display-name="Kop 5 Char" style:family="text" style:parent-style-name="Default_20_Paragraph_20_Font">
      <style:text-properties fo:color="#243f60" style:font-name="Cambria" fo:font-size="9pt" style:font-size-asian="9pt" style:font-size-complex="12pt"/>
    </style:style>
    <style:style style:name="Kop_20_6_20_Char" style:display-name="Kop 6 Char" style:family="text" style:parent-style-name="Default_20_Paragraph_20_Font">
      <style:text-properties fo:color="#243f60" style:font-name="Cambria" fo:font-size="9pt" fo:font-style="italic" style:font-size-asian="9pt" style:font-style-asian="italic" style:font-size-complex="12pt" style:font-style-complex="italic"/>
    </style:style>
    <style:style style:name="Kop_20_7_20_Char" style:display-name="Kop 7 Char" style:family="text" style:parent-style-name="Default_20_Paragraph_20_Font">
      <style:text-properties fo:color="#404040" style:font-name="Cambria" fo:font-size="9pt" fo:font-style="italic" style:font-size-asian="9pt" style:font-style-asian="italic" style:font-size-complex="12pt" style:font-style-complex="italic"/>
    </style:style>
    <style:style style:name="Kop_20_8_20_Char" style:display-name="Kop 8 Char" style:family="text" style:parent-style-name="Default_20_Paragraph_20_Font">
      <style:text-properties fo:color="#404040" style:font-name="Cambria"/>
    </style:style>
    <style:style style:name="Kop_20_9_20_Char" style:display-name="Kop 9 Char" style:family="text" style:parent-style-name="Default_20_Paragraph_20_Font">
      <style:text-properties fo:color="#404040" style:font-name="Cambria" fo:font-style="italic" style:font-style-asian="italic" style:font-style-complex="italic"/>
    </style:style>
    <style:style style:name="Titel_20_Char" style:display-name="Titel Char" style:family="text" style:parent-style-name="Default_20_Paragraph_20_Font">
      <style:text-properties style:font-name="Verdana" fo:font-size="20pt" fo:language="en" fo:country="GB" style:font-size-asian="20pt" style:font-size-complex="20pt"/>
    </style:style>
    <style:style style:name="Ondertitel_20_Char" style:display-name="Ondertitel Ch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style>
    <style:style style:name="Geen_20_afstand_20_Char" style:display-name="Geen afstand Char" style:family="text" style:parent-style-name="Default_20_Paragraph_20_Font"/>
    <style:style style:name="Citaat_20_Char" style:display-name="Citaat Char" style:family="text" style:parent-style-name="Default_20_Paragraph_20_Font">
      <style:text-properties fo:font-style="italic" style:font-style-asian="italic"/>
    </style:style>
    <style:style style:name="Duidelijk_20_citaat_20_Char" style:display-name="Duidelijk citaat Char" style:family="text" style:parent-style-name="Default_20_Paragraph_20_Font">
      <style:text-properties fo:color="#ffffff" fo:font-style="italic" fo:font-weight="bol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ListLabel_20_1" style:display-name="ListLabel 1" style:family="text">
      <style:text-properties fo:font-size="9pt" style:font-size-asian="9pt" style:font-size-complex="9pt"/>
    </style:style>
    <style:style style:name="ListLabel_20_2" style:display-name="ListLabel 2" style:family="text">
      <style:text-properties fo:font-size="11pt" style:font-size-asian="11pt" style:font-size-complex="11pt"/>
    </style:style>
    <style:style style:name="ListLabel_20_3" style:display-name="ListLabel 3" style:family="text">
      <style:text-properties style:font-name-complex="Courier New1"/>
    </style:style>
    <style:style style:name="ListLabel_20_4" style:display-name="ListLabel 4" style:family="text">
      <style:text-properties fo:font-size="12pt"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1575in" fo:margin-left="0.1575in"/>
        </style:list-level-properties>
        <style:text-properties fo:font-family="Verdana"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Verdana"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line-height-at-least="0in" fo:text-align="end" style:justify-single-word="false"/>
      <style:text-properties fo:font-size="6pt" fo:language="en" fo:country="GB" style:font-size-asian="6pt" style:font-size-complex="6pt"/>
    </style:style>
    <style:style style:name="MP2" style:family="paragraph" style:parent-style-name="Footer">
      <style:paragraph-properties fo:line-height="100%"/>
    </style:style>
    <style:style style:name="MT1" style:family="text"/>
    <style:page-layout style:name="Mpm1">
      <style:page-layout-properties fo:page-width="8.2681in" fo:page-height="11.6929in" style:num-format="1" style:print-orientation="portrait" fo:margin-top="0.6898in" fo:margin-bottom="0.9846in" fo:margin-left="1.0827in" fo:margin-right="0.393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9756in" fo:margin-left="0in" fo:margin-right="0in" fo:margin-bottom="0.936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756in" fo:margin-bottom="0.0398in" fo:margin-left="1.0827in" fo:margin-right="0.393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9453in" fo:margin-left="0in" fo:margin-right="0in" fo:margin-top="0.9063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v160824</text:p>
      </style:header>
      <style:header-left>
        <text:p text:style-name="Standard"/>
      </style:header-left>
      <style:footer>
        <text:p text:style-name="MP2"/>
      </style:footer>
      <style:footer-left>
        <text:p text:style-name="Footer"/>
        <text:p text:style-name="Standard"/>
        <text:p text:style-name="Huisstijl-Rubricering">VERTROUWELIJK</text:p>
        <text:p text:style-name="Huisstijl-Paginanummering"><text:span text:style-name="Huisstijl-Gegeven_20_Char_20_Char">Pagina </text:span><text:page-number text:select-page="current">6</text:page-number><text:span text:style-name="Huisstijl-Gegeven_20_Char_20_Char"> van</text:span> <text:page-count>7</text:page-count></text:p>
      </style:footer-left>
    </style:master-page>
    <style:master-page style:name="Converted1" style:page-layout-name="Mpm2"/>
    <style:master-page style:name="First_20_Page" style:display-name="First Page" style:page-layout-name="Mpm3" style:next-style-name="Standard">
      <style:header>
        <text:p text:style-name="Header"/>
        <text:p text:style-name="Header"/>
      </style:header>
      <style:footer>
        <text:p text:style-name="MP2"/>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pierenburg, dr. P. (Peter)</meta:initial-creator>
    <dc:creator>Jose Carlos Urra</dc:creator>
    <meta:editing-cycles>5</meta:editing-cycles>
    <meta:print-date>2009-05-11T11:10:00</meta:print-date>
    <meta:creation-date>2018-08-02T14:30:00</meta:creation-date>
    <dc:date>2018-08-30T11:37:41.60</dc:date>
    <meta:editing-duration>PT6H51M5S</meta:editing-duration>
    <meta:generator>OpenOffice/4.1.3$Win32 OpenOffice.org_project/413m1$Build-9783</meta:generator>
    <meta:document-statistic meta:table-count="6" meta:image-count="0" meta:object-count="0" meta:page-count="7" meta:paragraph-count="162" meta:word-count="2608" meta:character-count="16913"/>
    <meta:user-defined meta:name="AppVersion">14.0000</meta:user-defined>
    <meta:user-defined meta:name="Company">Ministerie van EZ</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Rijkshuisstijl</meta:user-defined>
    <meta:template xlink:type="simple" xlink:actuate="onRequest" xlink:title="RijksBlancoStaand.dotm" xlink:href=""/>
  </office:meta>
</office:document-meta>
</file>